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 de la Aplicación:</text:p>
      <text:p text:style-name="Standard"><text:tab/>MyFitnessApp:</text:p>
      <text:p text:style-name="Standard">Descripción:</text:p>
      <text:p text:style-name="Standard"><text:tab/>Aplicación de escritorio para guardar y gestionar datos sobre entrenamientos de pesas</text:p>
      <text:p text:style-name="Standard"><text:tab/>en el gimnasio, realizar consultas para obtener datos que no podrian verse a simple</text:p>
      <text:p text:style-name="Standard"><text:tab/>vista, como medias, máximos, mínimos,dias seguidos, records, y demás parámetros <text:tab/>importantes.</text:p>
      <text:p text:style-name="Standard"><text:tab/>Tambien permite hacer comparaciones entre ejercicios en diferentes dias, y mostrar gráficos</text:p>
      <text:p text:style-name="Standard"><text:tab/>sobre el progreso.</text:p>
      <text:p text:style-name="Standard"><text:tab/>La apliación tambien permite añadir etiquetas a los entrenamientos y añadir nombres de <text:tab/>ejercicios</text:p>
      <text:p text:style-name="Standard"><text:tab/>o sistemas de entrenamiento nuevos a los que ya vienen por defecto.</text:p>
      <text:p text:style-name="Standard"/>
      <text:p text:style-name="Standard">¿Por qué he decidido crear esta aplicacción de escritorio?:</text:p>
      <text:p text:style-name="Standard"><text:tab/>Principalmente por necesidad, llevo años acumulando decenas de archivos de texto con <text:tab/>información</text:p>
      <text:p text:style-name="Standard"><text:tab/>sobre mis entrenamientos de forma caótica y requiero que todo este guardado en un solo <text:tab/>lugar, además de poder consultar y manipular dicha información de forma eficiente, para así <text:tab/>poder tomar mejores decisiones a futuro y planificar mejor mis entrenamientos.</text:p>
      <text:p text:style-name="Standard"><text:tab/>Además, pienso que no es ni es demasiado simple ni demasiado compleja.</text:p>
      <text:p text:style-name="Standard"><text:tab/>La aplicación la haré para escritorio.</text:p>
      <text:p text:style-name="Standard"/>
      <text:p text:style-name="Standard">Funciones:</text:p>
      <text:p text:style-name="Standard"/>
      <text:p text:style-name="Standard"><text:tab/>*Crear usuarios con contraseña:</text:p>
      <text:p text:style-name="Standard"><text:tab/><text:tab/>Pantalla de Login y Sign up.</text:p>
      <text:p text:style-name="Standard"><text:tab/>*Crear, guardar, editar y borrar entrenamientos del gimnasio.</text:p>
      <text:p text:style-name="Standard"><text:tab/><text:tab/>Una GUI que presente cada campo y botón para cada tipo de parametro de un <text:tab/>entrenamiento</text:p>
      <text:p text:style-name="Standard"><text:tab/><text:tab/>para el usuario que este usandola (fechas,ejercicios, pesos, series, )</text:p>
      <text:p text:style-name="Standard"><text:tab/>*Hacer consultas sobre todo tipo de información basada en los entrenamientos.</text:p>
      <text:p text:style-name="Standard"><text:tab/><text:tab/>Mediante Campos de texto, botones y checkBox se realizan consultas sobre cualquier</text:p>
      <text:p text:style-name="Standard"><text:tab/><text:tab/>tipo de información acerca de los entrenamientos. Pasando la consulta de formato</text:p>
      <text:p text:style-name="Standard"><text:tab/><text:tab/>texto de la GUI a una consulta SQL a la base de datos y devolviendo los resultados</text:p>
      <text:p text:style-name="Standard"><text:tab/><text:tab/>a una pantalla de tex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ecnologías usadas:</text:p>
      <text:p text:style-name="Standard"/>
      <text:p text:style-name="Standard"><text:tab/>*Lenguaje de java.</text:p>
      <text:p text:style-name="Standard"><text:tab/>*IDE Eclipse.</text:p>
      <text:p text:style-name="Standard"><text:tab/>*API de java.</text:p>
      <text:p text:style-name="Standard"><text:tab/>*Swing.</text:p>
      <text:p text:style-name="Standard"><text:tab/>*Drivers de conexion a base de datos.</text:p>
      <text:p text:style-name="Standard"><text:tab/>*Drivers de hibernate.</text:p>
      <text:p text:style-name="Standard"><text:tab/>*ORM hibernate</text:p>
      <text:p text:style-name="Standard"><text:tab/>*SQL Lite.</text:p>
      <text:p text:style-name="Standard"><text:tab/></text:p>
      <text:p text:style-name="Standard"><text:tab/>✔️ SQLite es ligero e independiente. Se trata de una biblioteca de código sin ninguna otra <text:tab/>dependencia. No hay que configurar nada.</text:p>
      <text:p text:style-name="Standard"/>
      <text:p text:style-name="Standard"><text:tab/>✔️ No hay ningún servidor de base de datos. El cliente y el servidor se ejecutan en el mismo <text:tab/>proceso.</text:p>
      <text:p text:style-name="Standard"/>
      <text:p text:style-name="Standard"><text:tab/>✔️ SQLite es de dominio público, por lo que puede utilizarlo y distribuirlo libremente con la <text:tab/>aplicación.</text:p>
      <text:p text:style-name="Standard"/>
      <text:p text:style-name="Standard"><text:tab/>✔️ SQLite funciona en diversas plataformas y arquitectu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4S</meta:editing-duration>
    <meta:editing-cycles>4</meta:editing-cycles>
    <meta:generator>OpenOffice/4.1.2$Win32 OpenOffice.org_project/412m3$Build-9782</meta:generator>
    <dc:date>2023-02-03T19:56:42.95</dc:date>
    <dc:creator>Víctor José Pérez Blanco</dc:creator>
    <meta:document-statistic meta:table-count="0" meta:image-count="0" meta:object-count="0" meta:page-count="2" meta:paragraph-count="40" meta:word-count="358" meta:character-count="2334"/>
    <meta:user-defined meta:name="Info 1"/>
    <meta:user-defined meta:name="Info 2"/>
    <meta:user-defined meta:name="Info 3"/>
    <meta:user-defined meta:name="Info 4"/>
  </office:meta>
</office:document-meta>
</file>